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binaryLizard49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aryLizard4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naryLizard49" style:display-name="PageStyle_binaryLizard4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7" meta:object-count="0"/>
    <meta:generator>LibreOfficeDev/6.0.5.2$Linux_X86_64 LibreOffice_project/</meta:generator>
  </office:meta>
</office:document-meta>
</file>